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text-properties fo:font-size="12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744in" fo:min-width="0.1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5437in" fo:min-width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6209in" fo:min-width="0.2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866in" fo:min-width="1.1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1256in" fo:min-width="1.9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178in" fo:min-width="1.1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874in" fo:min-width="0.7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244in" fo:min-width="0.6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5929in" fo:min-width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5563in" fo:min-width="0.1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5264in" fo:min-width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4535in" fo:min-width="1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4063in" fo:min-width="1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4374in" fo:min-width="1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4382in" fo:min-width="1.6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_0" draw:style-name="gr19" draw:text-style-name="P4" svg:width="1.637in" svg:height="0.4386in" svg:x="2.3154in" svg:y="1.0673in"><text:p text:style-name="P4"><text:span text:style-name="T1"><text:s text:c="2"/></text:span><text:span text:style-name="T1"><text:s text:c="2"/></text:span><text:span text:style-name="T1"><text:s text:c="2"/>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 </text:span><text:span text:style-name="T1">D</text:span><text:span text:style-name="T1">e</text:span><text:span text:style-name="T1">s</text:span><text:span text:style-name="T1">i</text:span><text:span text:style-name="T1">r</text:span><text:span text:style-name="T1">e</text:span><text:span text:style-name="T1">d</text:span><text:span text:style-name="T1"> </text:span></text:p><text:p text:style-name="P4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/>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1_1" draw:style-name="gr18" draw:text-style-name="P3" svg:width="1.6252in" svg:height="0.4378in" svg:x="2.3256in" svg:y="0.2028in"><text:p text:style-name="P3"><text:s text:c="8"/>Get temperature </text:p><text:p text:style-name="P3"><text:s text:c="13"/>reading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1_2" draw:style-name="gr17" draw:text-style-name="P3" svg:width="1.6776in" svg:height="0.4067in" svg:x="2.2736in" svg:y="1.9319in"><text:p text:style-name="P3"><text:s text:c="4"/><text:s text:c="4"/><text:s text:c="4"/>Power the </text:p><text:p text:style-name="P3"><text:s text:c="4"/><text:s text:c="4"/><text:s text:c="4"/><text:s text:c="3"/>pum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16" draw:text-style-name="P3" svg:width="2.3858in" svg:height="0.9067in" svg:x="1.8882in" svg:y="2.9736in"><text:p text:style-name="P3">Is the temperature</text:p><text:p text:style-name="P3"><text:s text:c="4"/>Optimum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2_0" draw:style-name="gr15" draw:text-style-name="P3" svg:width="2.3752in" svg:height="1.0524in" svg:x="4.9819in" svg:y="2.911in"><text:p text:style-name="P3">Is the stop button </text:p><text:p text:style-name="P3"><text:s text:c="6"/>Pressed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Shape3" draw:style-name="gr5" svg:width="0.2606in" svg:height="0.4276in" svg:x="2.9925in" svg:y="-0.2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4" draw:style-name="gr8" svg:width="1.2815in" svg:height="0.4067in" svg:x="2.4925in" svg:y="-0.6307in"><text:p><text:s text:c="7"/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" draw:name="Shape3_3" draw:style-name="gr14" svg:width="0.313in" svg:height="0.6358in" svg:x="2.9299in" svg:y="2.3382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13" svg:width="0.3752in" svg:height="0.6776in" svg:x="5.9717in" svg:y="2.233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6" draw:style-name="gr12" draw:text-style-name="P2" svg:width="0.7087in" svg:height="0.448in" svg:x="4.2736in" svg:y="3.2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7" draw:style-name="gr11" svg:width="0.865in" svg:height="0.3752in" svg:x="1.0236in" svg:y="3.23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9" draw:style-name="gr10" svg:width="1.3543in" svg:height="0.3543in" svg:x="0.9717in" svg:y="0.26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10" draw:style-name="gr9" draw:text-style-name="P2" svg:width="2.2087in" svg:height="0.2512in" svg:x="3.9508in" svg:y="2.036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4_0" draw:style-name="gr8" svg:width="1.2815in" svg:height="0.4067in" svg:x="5.5134in" svg:y="4.6717in"><text:p><text:s text:c="9"/>STOP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4" draw:name="Shape11" draw:style-name="gr7" draw:text-style-name="P2" svg:width="0.4598in" svg:height="0.7094in" svg:x="5.9402in" svg:y="3.96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_0" draw:style-name="gr6" svg:width="0.2504in" svg:height="2.9067in" svg:x="0.8362in" svg:y="0.51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3_0" draw:style-name="gr5" svg:width="0.2606in" svg:height="0.4276in" svg:x="2.9925in" svg:y="0.6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3_1" draw:style-name="gr5" svg:width="0.2606in" svg:height="0.4276in" svg:x="2.9819in" svg:y="1.50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8" draw:name="Shape12" draw:style-name="gr4" draw:text-style-name="P1" svg:width="0.5732in" svg:height="0.2606in" svg:x="4.378in" svg:y="2.9634in"><draw:text-box><text:p>YES</text:p></draw:text-box></draw:frame><draw:frame text:anchor-type="paragraph" draw:z-index="19" draw:name="Shape13" draw:style-name="gr3" draw:text-style-name="P1" svg:width="0.3858in" svg:height="0.2189in" svg:x="1.4508in" svg:y="2.9634in"><draw:text-box><text:p>NO</text:p></draw:text-box></draw:frame><draw:frame text:anchor-type="paragraph" draw:z-index="20" draw:name="Shape14" draw:style-name="gr2" draw:text-style-name="P1" svg:width="0.4689in" svg:height="0.1925in" svg:x="6.2839in" svg:y="2.5984in"><draw:text-box><text:p><text:s/>NO</text:p></draw:text-box></draw:frame><draw:frame text:anchor-type="paragraph" draw:z-index="21" draw:name="Shape15" draw:style-name="gr1" draw:text-style-name="P1" svg:width="0.4898in" svg:height="0.313in" svg:x="6.3047in" svg:y="4.1193in"><draw:text-box><text:p>YE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20:12:46.650640906</meta:creation-date>
    <meta:editing-duration>PT27M43S</meta:editing-duration>
    <meta:editing-cycles>8</meta:editing-cycles>
    <meta:generator>LibreOffice/6.4.7.2$Linux_X86_64 LibreOffice_project/40$Build-2</meta:generator>
    <dc:date>2022-06-14T07:46:34.740133404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